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77D3000037BBD8A0D615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84cf1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692612" fo:background-color="transparent" loext:char-shading-value="0"/>
    </style:style>
    <style:style style:name="T9" style:family="text">
      <style:text-properties officeooo:rsid="006d4839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2</text:span><text:span text:style-name="T2">.</text:span><text:span text:style-name="T4">1.1.</text:span><text:span text:style-name="T1"> </text:span><text:span text:style-name="T4">Super Lucho 1</text:span></text:p>
      <text:p text:style-name="P2"/>
      <text:p text:style-name="P4"><text:bookmark text:name="docs-internal-guid-eb2c7d69-0e11-6d90-e07e-fa27195e919a"/><text:span text:style-name="T8">Vas a tener que ayudar a Lucho otra vez, como siempre, a prender todas las luces. </text:span><text:span text:style-name="T9">F</text:span><text:span text:style-name="T7">ijate que hay luces apagadas en todas las posiciones de la fila donde está Lucho. El problema es que no sabemos cuántas luces hay; lo que sí sabemos que la fila termina en una meta, como la de las carreras de autos. Algunos de los tableros iniciales son:</text:span></text:p>
      <text:p text:style-name="P5"><draw:frame draw:style-name="fr1" draw:name="Image1" text:anchor-type="paragraph" svg:width="15.998cm" svg:height="6.068cm" draw:z-index="0"><draw:image xlink:href="Pictures/20000009000077D3000037BBD8A0D615.svm" xlink:type="simple" xlink:show="embed" xlink:actuate="onLoad"/></draw:frame><text:span text:style-name="T5">Si no se te ocurre cómo hacer, pensá que Lucho debe </text:span><text:span text:style-name="T6">repetir </text:span><text:span text:style-name="T5">la tarea de encender una luz </text:span><text:span text:style-name="T6">hasta que </text:span><text:span text:style-name="T5">llegue a la meta. Vas a tener que buscar una herramienta nueva..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2T10:07:31.091000000</dc:date>
    <meta:editing-duration>PT4H27M33S</meta:editing-duration>
    <meta:editing-cycles>82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3" meta:word-count="101" meta:character-count="532" meta:non-whitespace-character-count="434"/>
  </office:meta>
</office:document-meta>
</file>